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Homopornon katsominen</text:p>
      <text:p text:style-name="P5"/>
      <text:p text:style-name="P6">21 joulu 2015</text:p>
      <text:p text:style-name="P7"/>
      <text:p text:style-name="P8">Onko mies bi- tai homo kun katsoo homopornoa?<text:s/><text:line-break/>Mieheni jäi kiinni homopornosta. Sen katsomisesta tuli monta valetta ja joka kerran hän sanoi, että nyt puhuu totta, eka oli, ettei ole katsonut, sitten että uteliaisuuttaan katsoi kerran, ja sitten että pari kertaa ja lopuksi että on koko meidän parisuhteen ajan katsonut ja se on lisääntynyt viime aikoina.<text:s/>Katsonut myös heteropornoa eli ei homo?a<text:line-break/>Meillä on seksiä runsaasti keskenämme, 1-3 kertaa päivässä, eli ei homo?<text:line-break/>Enkö riitä?<text:s/><text:line-break/>Valheista johtuen en luota enää mieheeni.<text:s/><text:line-break/>Hän sanoo, ettei ole edes bi, mutta mitä heteromies saa homopornosta?<text:line-break/>Hän sanoo, että<text:s/>johtuisi siitä, että oli addiktoitunut pornoon ja että se oli vain pakonomaista pornon katsomista.<text:s/><text:line-break/>Homopornosta johtuen mietin myös, että kuvitteleeko se mun tilalle miehen, kun sekstaillaan yms. Ja että hänestä olisi tulossa homo, kun kerran sitä homopornoa tuli koko ajan enemmän katteltua viime aikoina. Ja kun seisokin kanssa on ongelmia, niin siitä myös tulee homoepäilys.</text:p>
      <text:p text:style-name="P9"/>
      <text:p text:style-name="P10">[Nimimerkki poistettu]</text:p>
      <text:p text:style-name="P11"/>
      <text:p text:style-name="P12"/>
      <text:p text:style-name="P13">Vastaus</text:p>
      <text:p text:style-name="P14"/>
      <text:p text:style-name="P15">Hei</text:p>
      <text:p text:style-name="P16"><text:line-break/>Olet huolissasi miehesi seksuaalisesta suuntautumisesta huomattuasi, että hän katselee heteropornon lisäksi myös homopornoa. Mietit sitä, onko hän homo- tai biseksuaali ja sitä että etkö sinä riitä ja sitä kuvitteleeko hän sinut mieheksi, kun teillä on keskenänne seksiä. Et luota häneen enää juuri lainkaan, mikä on ymmärrettävää sen jälkeen, kun hän on jäänyt toistuvasti kiinni valheista.<text:s/><text:line-break/><text:line-break/>Miehesi on sanonut sinulle, että hän on addiktoitunut pornoon ja että hänellä on pakonomaista pornon käyttöä. Se, mitä kerrot hänen toiminnastaan, sopii todella hyvin miehen omaan määrittelyyn, jonka mukaan kyse olisi seksiaddiktiosta ja siihen liittyen pakonomaista käyttäytymistä. Seksiaddiktiolla on taipumus voimistua ajan myötä niin että siinä haetaan uudenlaisia kiihottavia yllykkeitä. Eli miehesi saattaa siinä tarvita ”kovempaa” kamaa kiihottuakseen ja homopornon lisääntyminen voi liittyä siihen.<text:line-break/><text:line-break/>Seksuaalinen kiinnostus ja romanttinen kiinnostus eivät ole kaikilla sidoksissa toisiinsa. Varsinkin miehillä, myös monilla heteromiehillä on potentiaalinen kyky kiihottua ja harrastaa seksiä miesten kanssa ilman ”sen suurempia tunteita”. Silloin tavoitteena on vain seksuaalinen kiihottumineen ja laukeaminen. Sitä voisi verrata keskinäiseen itsetyydytykseen,<text:s/><text:soft-page-break/>jota pojat usein harrastavat. Homopornoakin voi katsoa monella eri tavalla. Jotkin voivat kiihottua kuvassa olevista miehistä ja kuvitella siinä mahdollista partneria. Silloin kyse voisi olla homo- tai biseksuaalisuudesta. Joillekin kiihottavaa on vain se, että ko. miehillä on seksiä keskenään, ei niinkään itse miehet. Silloin fokus on itse seksissä, mikä sopisi hyvin<text:s/>seksiaddiktion tyydyttämiseen.<text:s/><text:line-break/><text:line-break/>Kerrot että teillä on seksiä 1-3 kertaa päivässä. Se tuskin olisi mahdollista homoseksuaaliselta mieheltä. Se että hänellä on välillä ongelmia seisokin kanssa ei todennäköisesti liity hänen suuntautumisiseensa vaan nimenomaan pornoaddiktioon, joka kuluttaa hänen seksuaalista energiaansa. Miten tämä miehesi pornoaddiktio on ruvennut vaikuttamaan sinuun? Viestistäsi arvelen, että se on ruvennut heikentämään sekä itsetuntoasi ja että luottamustasi mieheen ja suhteeseenne. Jos<text:s/>näin on, sinun on hyvä keskustalla asiasta hänen kanssaan. Jos miehesi tunnistaa, että tämä muodostaa uhan teidän suhteellenne, hän voi haluta muutosta omaan käyttäytymiseensä. Seksiaddiktioon on tarjolla vertaistukea, ks.: saasuomi.ning.com. Seksiriippuvuuttaan voi arvioida osoitteessa: www.paihdelinkki.fi/fi/testit-ja-laskurit/seksiriippuvuus. Sexpo-säätiöstä voi saada myös ammatillista tukea, ks.: sexpo.fi. Seksiaddiktien läheisille löytyy tietoa vertaistuesta osoitteesta: http://saasuomi.ning.com/page/riippuvaisen-laehimmaeisille .<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1:44:00Z</meta:creation-date>
    <dc:date>2023-01-16T11:44:00Z</dc:date>
    <meta:template xlink:href="Normal.dotm" xlink:type="simple"/>
    <meta:editing-cycles>1</meta:editing-cycles>
    <meta:editing-duration>PT0S</meta:editing-duration>
    <meta:document-statistic meta:page-count="2" meta:paragraph-count="8" meta:word-count="451" meta:character-count="4103" meta:row-count="30" meta:non-whitespace-character-count="3660"/>
  </office:meta>
</office:document-meta>
</file>